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urrent</text:p>
          </table:table-cell>
          <table:table-cell/>
        </table:table-row>
        <table:table-row table:style-name="ro1">
          <table:table-cell office:value-type="string" calcext:value-type="string">
            <text:p>No of sh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y Price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table:style-name="ce1" office:value-type="string" calcext:value-type="string">
            <text:p>New Buy</text:p>
          </table:table-cell>
          <table:table-cell/>
        </table:table-row>
        <table:table-row table:style-name="ro1">
          <table:table-cell office:value-type="string" calcext:value-type="string">
            <text:p>No of shar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uy Price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([.B7]*[.B6]) + ([.B4] *[.B3])) /([.B3]+[.B6])" office:value-type="float" office:value="57.5" calcext:value-type="float">
            <text:p>5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8-07T15:37:39.198482969</meta:creation-date>
    <meta:generator>LibreOffice/4.1.3.2$Linux_x86 LibreOffice_project/410$Build-2</meta:generator>
    <dc:date>2019-08-07T15:45:21.060268834</dc:date>
    <dc:creator>root </dc:creator>
    <meta:editing-duration>PT1M50S</meta:editing-duration>
    <meta:editing-cycles>2</meta:editing-cycles>
    <meta:document-statistic meta:table-count="1" meta:cell-count="12" meta:object-count="0"/>
  </office:meta>
</office:document-meta>
</file>